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53.49pt"/>
    </style:style>
    <style:style style:name="co2" style:family="table-column">
      <style:table-column-properties fo:break-before="auto" style:column-width="38.04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47.76pt"/>
    </style:style>
    <style:style style:name="co5" style:family="table-column">
      <style:table-column-properties fo:break-before="auto" style:column-width="28.09pt"/>
    </style:style>
    <style:style style:name="co6" style:family="table-column">
      <style:table-column-properties fo:break-before="auto" style:column-width="39.29pt"/>
    </style:style>
    <style:style style:name="co7" style:family="table-column">
      <style:table-column-properties fo:break-before="auto" style:column-width="48.44pt"/>
    </style:style>
    <style:style style:name="co8" style:family="table-column">
      <style:table-column-properties fo:break-before="auto" style:column-width="49.86pt"/>
    </style:style>
    <style:style style:name="co9" style:family="table-column">
      <style:table-column-properties fo:break-before="auto" style:column-width="263.2pt"/>
    </style:style>
    <style:style style:name="co10" style:family="table-column">
      <style:table-column-properties fo:break-before="auto" style:column-width="54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59.3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2"/>
    <style:style style:name="ce4" style:family="table-cell" style:parent-style-name="Default" style:data-style-name="N2">
      <style:table-cell-properties fo:border-bottom="none" fo:border-left="none" fo:border-right="none" fo:border-top="0.06pt solid #000000"/>
    </style:style>
    <style:style style:name="ce5" style:family="table-cell" style:parent-style-name="Default" style:data-style-name="N2">
      <style:table-cell-properties fo:border-bottom="0.06pt solid #000000" fo:border-left="none" fo:border-right="none" fo:border-top="none"/>
    </style:style>
    <style:style style:name="ce15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 style:data-style-name="N11"/>
    <style:style style:name="ce1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11">
      <style:text-properties fo:font-weight="bold" style:font-weight-asian="bold" style:font-weight-complex="bold"/>
    </style:style>
    <style:style style:name="ce7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 style:data-style-name="N11">
      <style:table-cell-properties fo:border-bottom="none" fo:border-left="none" fo:border-right="none" fo:border-top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Multicomp_SsidYIIC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office:value-type="string" calcext:value-type="string">
            <text:p>Treatment</text:p>
          </table:table-cell>
          <table:table-cell office:value-type="string" calcext:value-type="string">
            <text:p>DaysF</text:p>
          </table:table-cell>
          <table:table-cell office:value-type="string" calcext:value-type="string">
            <text:p>Initial_Sym</text:p>
          </table:table-cell>
          <table:table-cell office:value-type="string" calcext:value-type="string">
            <text:p>emmea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ower.CL</text:p>
          </table:table-cell>
          <table:table-cell office:value-type="string" calcext:value-type="string">
            <text:p>upper.CL</text:p>
          </table:table-cell>
          <table:table-cell office:value-type="string" calcext:value-type="string">
            <text:p>.group</text:p>
          </table:table-cell>
          <table:table-cell table:style-name="ce15" office:value-type="string" calcext:value-type="string">
            <text:p>% change respect Ambient (same Day)</text:p>
          </table:table-cell>
          <table:table-cell table:style-name="ce15" office:value-type="string" calcext:value-type="string">
            <text:p>% change respect baseline (Day 1)</text:p>
          </table:table-cell>
          <table:table-cell table:style-name="ce15" office:value-type="string" calcext:value-type="string">
            <text:p>% change respect control (Day 76)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0.479399999999958" calcext:value-type="float">
            <text:p>0.48</text:p>
          </table:table-cell>
          <table:table-cell office:value-type="float" office:value="0.00695876949368009" calcext:value-type="float">
            <text:p>0.01</text:p>
          </table:table-cell>
          <table:table-cell office:value-type="float" office:value="790.367521466144" calcext:value-type="float">
            <text:p>790.37</text:p>
          </table:table-cell>
          <table:table-cell office:value-type="float" office:value="0.465740144339764" calcext:value-type="float">
            <text:p>0.47</text:p>
          </table:table-cell>
          <table:table-cell office:value-type="float" office:value="0.493059855660151" calcext:value-type="float">
            <text:p>0.49</text:p>
          </table:table-cell>
          <table:table-cell office:value-type="string" calcext:value-type="string">
            <text:p><text:s text:c="9"/>90ABCDEFGHIJKLMN <text:s/>Q <text:s text:c="28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0.45140000000004" calcext:value-type="float">
            <text:p>0.45</text:p>
          </table:table-cell>
          <table:table-cell office:value-type="float" office:value="0.00695876949367802" calcext:value-type="float">
            <text:p>0.01</text:p>
          </table:table-cell>
          <table:table-cell office:value-type="float" office:value="790.367521473878" calcext:value-type="float">
            <text:p>790.37</text:p>
          </table:table-cell>
          <table:table-cell office:value-type="float" office:value="0.437740144339851" calcext:value-type="float">
            <text:p>0.44</text:p>
          </table:table-cell>
          <table:table-cell office:value-type="float" office:value="0.465059855660229" calcext:value-type="float">
            <text:p>0.47</text:p>
          </table:table-cell>
          <table:table-cell office:value-type="string" calcext:value-type="string">
            <text:p><text:s/>1234567890AB <text:s text:c="43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1</text:p>
          </table:table-cell>
          <table:table-cell office:value-type="float" office:value="0.468142857142878" calcext:value-type="float">
            <text:p>0.47</text:p>
          </table:table-cell>
          <table:table-cell office:value-type="float" office:value="0.00720301074448418" calcext:value-type="float">
            <text:p>0.01</text:p>
          </table:table-cell>
          <table:table-cell office:value-type="float" office:value="790.36752147397" calcext:value-type="float">
            <text:p>790.37</text:p>
          </table:table-cell>
          <table:table-cell office:value-type="float" office:value="0.454003563237851" calcext:value-type="float">
            <text:p>0.45</text:p>
          </table:table-cell>
          <table:table-cell office:value-type="float" office:value="0.482282151047904" calcext:value-type="float">
            <text:p>0.48</text:p>
          </table:table-cell>
          <table:table-cell office:value-type="string" calcext:value-type="string">
            <text:p><text:s text:c="2"/>234567890ABCDEFGHIJK <text:s text:c="3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float" office:value="0.500800000000029" calcext:value-type="float">
            <text:p>0.50</text:p>
          </table:table-cell>
          <table:table-cell office:value-type="float" office:value="0.00695876949367806" calcext:value-type="float">
            <text:p>0.01</text:p>
          </table:table-cell>
          <table:table-cell office:value-type="float" office:value="790.367521474382" calcext:value-type="float">
            <text:p>790.37</text:p>
          </table:table-cell>
          <table:table-cell office:value-type="float" office:value="0.487140144339839" calcext:value-type="float">
            <text:p>0.49</text:p>
          </table:table-cell>
          <table:table-cell office:value-type="float" office:value="0.514459855660218" calcext:value-type="float">
            <text:p>0.51</text:p>
          </table:table-cell>
          <table:table-cell office:value-type="string" calcext:value-type="string">
            <text:p><text:s text:c="17"/>GHIJKLMNOPQRSTUVWX <text:s text:c="21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float" office:value="0.467499999999998" calcext:value-type="float">
            <text:p>0.47</text:p>
          </table:table-cell>
          <table:table-cell office:value-type="float" office:value="0.0067377995897777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54273901629121" calcext:value-type="float">
            <text:p>0.45</text:p>
          </table:table-cell>
          <table:table-cell office:value-type="float" office:value="0.480726098370875" calcext:value-type="float">
            <text:p>0.48</text:p>
          </table:table-cell>
          <table:table-cell office:value-type="string" calcext:value-type="string">
            <text:p><text:s text:c="2"/>234567890ABCDEFG I <text:s text:c="36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3</text:p>
          </table:table-cell>
          <table:table-cell office:value-type="float" office:value="0.492999999999999" calcext:value-type="float">
            <text:p>0.49</text:p>
          </table:table-cell>
          <table:table-cell office:value-type="float" office:value="0.00695876949367792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7934014433981" calcext:value-type="float">
            <text:p>0.48</text:p>
          </table:table-cell>
          <table:table-cell office:value-type="float" office:value="0.506659855660188" calcext:value-type="float">
            <text:p>0.51</text:p>
          </table:table-cell>
          <table:table-cell office:value-type="string" calcext:value-type="string">
            <text:p><text:s text:c="12"/>BCDEFGHIJKLMNOPQRSTU <text:s text:c="24"/>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438083333333375" calcext:value-type="float">
            <text:p>0.44</text:p>
          </table:table-cell>
          <table:table-cell office:value-type="float" office:value="0.00550139032802975" calcext:value-type="float">
            <text:p>0.01</text:p>
          </table:table-cell>
          <table:table-cell office:value-type="float" office:value="790.367521473192" calcext:value-type="float">
            <text:p>790.37</text:p>
          </table:table-cell>
          <table:table-cell office:value-type="float" office:value="0.42728426923454" calcext:value-type="float">
            <text:p>0.43</text:p>
          </table:table-cell>
          <table:table-cell office:value-type="float" office:value="0.44888239743221" calcext:value-type="float">
            <text:p>0.45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N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417583333333332" calcext:value-type="float">
            <text:p>0.42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29" calcext:value-type="float">
            <text:p>790.37</text:p>
          </table:table-cell>
          <table:table-cell office:value-type="float" office:value="0.406784269234497" calcext:value-type="float">
            <text:p>0.41</text:p>
          </table:table-cell>
          <table:table-cell office:value-type="float" office:value="0.428382397432167" calcext:value-type="float">
            <text:p>0.43</text:p>
          </table:table-cell>
          <table:table-cell office:value-type="float" office:value="1" calcext:value-type="float">
            <text:p>1</text:p>
          </table:table-cell>
          <table:table-cell table:style-name="ce13" table:formula="of:=([.D9]-[.D8])/[.D8]" office:value-type="percentage" office:value="-0.0467947498574267" calcext:value-type="percentage">
            <text:p>-4.68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float" office:value="0.433375000000005" calcext:value-type="float">
            <text:p>0.43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29" calcext:value-type="float">
            <text:p>790.37</text:p>
          </table:table-cell>
          <table:table-cell office:value-type="float" office:value="0.422575935901169" calcext:value-type="float">
            <text:p>0.42</text:p>
          </table:table-cell>
          <table:table-cell office:value-type="float" office:value="0.44417406409884" calcext:value-type="float">
            <text:p>0.44</text:p>
          </table:table-cell>
          <table:table-cell office:value-type="string" calcext:value-type="string">
            <text:p><text:s/>12 45 <text:s text:c="50"/></text:p>
          </table:table-cell>
          <table:table-cell table:style-name="ce13" table:formula="of:=([.D10]-[.D8])/[.D8]" office:value-type="percentage" office:value="-0.0107475746624376" calcext:value-type="percentage">
            <text:p>-1.07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float" office:value="0.514933333333302" calcext:value-type="float">
            <text:p>0.51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3833" calcext:value-type="float">
            <text:p>790.37</text:p>
          </table:table-cell>
          <table:table-cell office:value-type="float" office:value="0.501273477673113" calcext:value-type="float">
            <text:p>0.50</text:p>
          </table:table-cell>
          <table:table-cell office:value-type="float" office:value="0.528593188993491" calcext:value-type="float">
            <text:p>0.53</text:p>
          </table:table-cell>
          <table:table-cell office:value-type="string" calcext:value-type="string">
            <text:p><text:s text:c="25"/>OP RSTUVWXYZabcdefghijk <text:s text:c="8"/></text:p>
          </table:table-cell>
          <table:table-cell/>
          <table:table-cell table:style-name="ce20" table:formula="of:=([.D11]-[.$D$2])/[.$D$2]" office:value-type="percentage" office:value="0.074120428313198" calcext:value-type="percentage">
            <text:p>7.41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float" office:value="0.520000000000011" calcext:value-type="float">
            <text:p>0.52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06340144339822" calcext:value-type="float">
            <text:p>0.51</text:p>
          </table:table-cell>
          <table:table-cell office:value-type="float" office:value="0.5336598556602" calcext:value-type="float">
            <text:p>0.53</text:p>
          </table:table-cell>
          <table:table-cell office:value-type="string" calcext:value-type="string">
            <text:p><text:s text:c="27"/>QRSTUVWXYZabcdefghijklm <text:s text:c="6"/></text:p>
          </table:table-cell>
          <table:table-cell/>
          <table:table-cell table:style-name="ce13" table:formula="of:=([.D12]-[.$D$3])/[.$D$3]" office:value-type="percentage" office:value="0.151971643774845" calcext:value-type="percentage">
            <text:p>15.20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1</text:p>
          </table:table-cell>
          <table:table-cell office:value-type="float" office:value="0.544857142857149" calcext:value-type="float">
            <text:p>0.54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245" calcext:value-type="float">
            <text:p>790.37</text:p>
          </table:table-cell>
          <table:table-cell office:value-type="float" office:value="0.530717848952123" calcext:value-type="float">
            <text:p>0.53</text:p>
          </table:table-cell>
          <table:table-cell office:value-type="float" office:value="0.558996436762176" calcext:value-type="float">
            <text:p>0.56</text:p>
          </table:table-cell>
          <table:table-cell office:value-type="string" calcext:value-type="string">
            <text:p><text:s text:c="41"/>efghijklmnopqrst</text:p>
          </table:table-cell>
          <table:table-cell/>
          <table:table-cell table:style-name="ce13" table:formula="of:=([.D13]-[.$D$4])/[.$D$4]" office:value-type="percentage" office:value="0.163869392737221" calcext:value-type="percentage">
            <text:p>16.39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float" office:value="0.522333333333339" calcext:value-type="float">
            <text:p>0.52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245" calcext:value-type="float">
            <text:p>790.37</text:p>
          </table:table-cell>
          <table:table-cell office:value-type="float" office:value="0.50867347767315" calcext:value-type="float">
            <text:p>0.51</text:p>
          </table:table-cell>
          <table:table-cell office:value-type="float" office:value="0.535993188993528" calcext:value-type="float">
            <text:p>0.54</text:p>
          </table:table-cell>
          <table:table-cell office:value-type="string" calcext:value-type="string">
            <text:p><text:s text:c="28"/>RSTUVWXYZabcdefghijklm <text:s text:c="6"/></text:p>
          </table:table-cell>
          <table:table-cell/>
          <table:table-cell table:style-name="ce13" table:formula="of:=([.D14]-[.$D$5])/[.$D$5]" office:value-type="percentage" office:value="0.0429978700744985" calcext:value-type="percentage">
            <text:p>4.30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float" office:value="0.5059375" calcext:value-type="float">
            <text:p>0.51</text:p>
          </table:table-cell>
          <table:table-cell office:value-type="float" office:value="0.00673779958977772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92711401629123" calcext:value-type="float">
            <text:p>0.49</text:p>
          </table:table-cell>
          <table:table-cell office:value-type="float" office:value="0.519163598370877" calcext:value-type="float">
            <text:p>0.52</text:p>
          </table:table-cell>
          <table:table-cell office:value-type="string" calcext:value-type="string">
            <text:p><text:s text:c="21"/>K MNOPQRSTUVWXYZa c ef hi <text:s text:c="10"/></text:p>
          </table:table-cell>
          <table:table-cell/>
          <table:table-cell table:style-name="ce13" table:formula="of:=([.D15]-[.$D$6])/[.$D$6]" office:value-type="percentage" office:value="0.0822192513369028" calcext:value-type="percentage">
            <text:p>8.22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3</text:p>
          </table:table-cell>
          <table:table-cell office:value-type="float" office:value="0.541000000000001" calcext:value-type="float">
            <text:p>0.54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27340144339812" calcext:value-type="float">
            <text:p>0.53</text:p>
          </table:table-cell>
          <table:table-cell office:value-type="float" office:value="0.55465985566019" calcext:value-type="float">
            <text:p>0.55</text:p>
          </table:table-cell>
          <table:table-cell office:value-type="string" calcext:value-type="string">
            <text:p><text:s text:c="34"/>X <text:s/>a cd <text:s text:c="2"/>hijklmnopqrst</text:p>
          </table:table-cell>
          <table:table-cell/>
          <table:table-cell table:style-name="ce13" table:formula="of:=([.D16]-[.$D$7])/[.$D$7]" office:value-type="percentage" office:value="0.0973630831643044" calcext:value-type="percentage">
            <text:p>9.74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464625000000015" calcext:value-type="float">
            <text:p>0.46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5382593590118" calcext:value-type="float">
            <text:p>0.45</text:p>
          </table:table-cell>
          <table:table-cell office:value-type="float" office:value="0.47542406409885" calcext:value-type="float">
            <text:p>0.48</text:p>
          </table:table-cell>
          <table:table-cell office:value-type="string" calcext:value-type="string">
            <text:p><text:s text:c="4"/>4567890ABCDE GH <text:s text:c="37"/></text:p>
          </table:table-cell>
          <table:table-cell office:value-type="string" calcext:value-type="string">
            <text:p>NA</text:p>
          </table:table-cell>
          <table:table-cell table:style-name="ce13" table:formula="of:=([.D17]-[.$D$8])/[.$D$8]" office:value-type="percentage" office:value="0.0605858854859521" calcext:value-type="percentage">
            <text:p>6.06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478666666666667" calcext:value-type="float">
            <text:p>0.48</text:p>
          </table:table-cell>
          <table:table-cell office:value-type="float" office:value="0.0055013903280297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67867602567831" calcext:value-type="float">
            <text:p>0.47</text:p>
          </table:table-cell>
          <table:table-cell office:value-type="float" office:value="0.489465730765502" calcext:value-type="float">
            <text:p>0.49</text:p>
          </table:table-cell>
          <table:table-cell office:value-type="string" calcext:value-type="string">
            <text:p><text:s text:c="9"/>90ABCDEFGHIJKLMNO <text:s text:c="30"/></text:p>
          </table:table-cell>
          <table:table-cell table:style-name="ce13" table:formula="of:=([.D18]-[.D17])/[.D17]" office:value-type="percentage" office:value="0.0302215047977434" calcext:value-type="percentage">
            <text:p>3.02%</text:p>
          </table:table-cell>
          <table:table-cell table:style-name="ce13" table:formula="of:=([.D18]-[.$D$9])/[.$D$9]" office:value-type="percentage" office:value="0.146278187986434" calcext:value-type="percentage">
            <text:p>14.63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0.507000000000002" calcext:value-type="float">
            <text:p>0.51</text:p>
          </table:table-cell>
          <table:table-cell office:value-type="float" office:value="0.00550139032802975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96200935901166" calcext:value-type="float">
            <text:p>0.50</text:p>
          </table:table-cell>
          <table:table-cell office:value-type="float" office:value="0.517799064098837" calcext:value-type="float">
            <text:p>0.52</text:p>
          </table:table-cell>
          <table:table-cell office:value-type="string" calcext:value-type="string">
            <text:p><text:s text:c="22"/>LMNOPQRSTUVWXY a <text:s text:c="2"/>e <text:s/>h <text:s text:c="11"/></text:p>
          </table:table-cell>
          <table:table-cell table:style-name="ce13" table:formula="of:=([.D19]-[.D17])/[.D17]" office:value-type="percentage" office:value="0.0912025827279754" calcext:value-type="percentage">
            <text:p>9.12%</text:p>
          </table:table-cell>
          <table:table-cell table:style-name="ce7" table:formula="of:=([.D19]-[.$D$10])/[.$D$10]" office:value-type="percentage" office:value="0.169887510816259" calcext:value-type="percentage">
            <text:p>16.99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float" office:value="0.573999999999967" calcext:value-type="float">
            <text:p>0.57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3878" calcext:value-type="float">
            <text:p>790.37</text:p>
          </table:table-cell>
          <table:table-cell office:value-type="float" office:value="0.560340144339778" calcext:value-type="float">
            <text:p>0.56</text:p>
          </table:table-cell>
          <table:table-cell office:value-type="float" office:value="0.587659855660156" calcext:value-type="float">
            <text:p>0.59</text:p>
          </table:table-cell>
          <table:table-cell office:value-type="string" calcext:value-type="string">
            <text:p><text:s text:c="56"/>t</text:p>
          </table:table-cell>
          <table:table-cell/>
          <table:table-cell table:style-name="ce20" table:formula="of:=([.D20]-[.$D$2])/[.$D$2]" office:value-type="percentage" office:value="0.197329995828155" calcext:value-type="percentage">
            <text:p>19.73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float" office:value="0.566266666666678" calcext:value-type="float">
            <text:p>0.57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2606811006489" calcext:value-type="float">
            <text:p>0.55</text:p>
          </table:table-cell>
          <table:table-cell office:value-type="float" office:value="0.579926522326867" calcext:value-type="float">
            <text:p>0.58</text:p>
          </table:table-cell>
          <table:table-cell office:value-type="string" calcext:value-type="string">
            <text:p><text:s text:c="52"/>p r t</text:p>
          </table:table-cell>
          <table:table-cell/>
          <table:table-cell table:style-name="ce13" table:formula="of:=([.D21]-[.$D$3])/[.$D$3]" office:value-type="percentage" office:value="0.254467582336349" calcext:value-type="percentage">
            <text:p>25.45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1</text:p>
          </table:table-cell>
          <table:table-cell office:value-type="float" office:value="0.571714285714292" calcext:value-type="float">
            <text:p>0.57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7574991809265" calcext:value-type="float">
            <text:p>0.56</text:p>
          </table:table-cell>
          <table:table-cell office:value-type="float" office:value="0.585853579619318" calcext:value-type="float">
            <text:p>0.59</text:p>
          </table:table-cell>
          <table:table-cell office:value-type="string" calcext:value-type="string">
            <text:p><text:s text:c="55"/>st</text:p>
          </table:table-cell>
          <table:table-cell/>
          <table:table-cell table:style-name="ce13" table:formula="of:=([.D22]-[.$D$4])/[.$D$4]" office:value-type="percentage" office:value="0.221238938053056" calcext:value-type="percentage">
            <text:p>22.12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float" office:value="0.568000000000005" calcext:value-type="float">
            <text:p>0.57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245" calcext:value-type="float">
            <text:p>790.37</text:p>
          </table:table-cell>
          <table:table-cell office:value-type="float" office:value="0.554340144339816" calcext:value-type="float">
            <text:p>0.55</text:p>
          </table:table-cell>
          <table:table-cell office:value-type="float" office:value="0.581659855660194" calcext:value-type="float">
            <text:p>0.58</text:p>
          </table:table-cell>
          <table:table-cell office:value-type="string" calcext:value-type="string">
            <text:p><text:s text:c="55"/>st</text:p>
          </table:table-cell>
          <table:table-cell/>
          <table:table-cell table:style-name="ce13" table:formula="of:=([.D23]-[.$D$5])/[.$D$5]" office:value-type="percentage" office:value="0.134185303514321" calcext:value-type="percentage">
            <text:p>13.42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float" office:value="0.54475" calcext:value-type="float">
            <text:p>0.54</text:p>
          </table:table-cell>
          <table:table-cell office:value-type="float" office:value="0.00673779958977771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31523901629122" calcext:value-type="float">
            <text:p>0.53</text:p>
          </table:table-cell>
          <table:table-cell office:value-type="float" office:value="0.557976098370877" calcext:value-type="float">
            <text:p>0.56</text:p>
          </table:table-cell>
          <table:table-cell office:value-type="string" calcext:value-type="string">
            <text:p><text:s text:c="38"/>b d <text:s/>g <text:s/>jklmnopqrst</text:p>
          </table:table-cell>
          <table:table-cell/>
          <table:table-cell table:style-name="ce13" table:formula="of:=([.D24]-[.$D$6])/[.$D$6]" office:value-type="percentage" office:value="0.165240641711235" calcext:value-type="percentage">
            <text:p>16.52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3</text:p>
          </table:table-cell>
          <table:table-cell office:value-type="float" office:value="0.566333333333334" calcext:value-type="float">
            <text:p>0.57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2673477673145" calcext:value-type="float">
            <text:p>0.55</text:p>
          </table:table-cell>
          <table:table-cell office:value-type="float" office:value="0.579993188993523" calcext:value-type="float">
            <text:p>0.58</text:p>
          </table:table-cell>
          <table:table-cell office:value-type="string" calcext:value-type="string">
            <text:p><text:s text:c="51"/>opqrst</text:p>
          </table:table-cell>
          <table:table-cell/>
          <table:table-cell table:style-name="ce13" table:formula="of:=([.D25]-[.$D$7])/[.$D$7]" office:value-type="percentage" office:value="0.148749154834351" calcext:value-type="percentage">
            <text:p>14.87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26500000000015" calcext:value-type="float">
            <text:p>0.53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570093590118" calcext:value-type="float">
            <text:p>0.52</text:p>
          </table:table-cell>
          <table:table-cell office:value-type="float" office:value="0.53729906409885" calcext:value-type="float">
            <text:p>0.54</text:p>
          </table:table-cell>
          <table:table-cell office:value-type="string" calcext:value-type="string">
            <text:p><text:s text:c="29"/>S UVWXYZabcdefghijklmn <text:s text:c="5"/></text:p>
          </table:table-cell>
          <table:table-cell office:value-type="string" calcext:value-type="string">
            <text:p>NA</text:p>
          </table:table-cell>
          <table:table-cell table:style-name="ce13" table:formula="of:=([.D26]-[.$D$8])/[.$D$8]" office:value-type="percentage" office:value="0.201826136579718" calcext:value-type="percentage">
            <text:p>20.18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365" calcext:value-type="float">
            <text:p>0.54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25700935901165" calcext:value-type="float">
            <text:p>0.53</text:p>
          </table:table-cell>
          <table:table-cell office:value-type="float" office:value="0.547299064098835" calcext:value-type="float">
            <text:p>0.55</text:p>
          </table:table-cell>
          <table:table-cell office:value-type="string" calcext:value-type="string">
            <text:p><text:s text:c="33"/>WXYZabcdefghijklmnopqrst</text:p>
          </table:table-cell>
          <table:table-cell table:style-name="ce13" table:formula="of:=([.D27]-[.D26])/[.D26]" office:value-type="percentage" office:value="0.0189933523266565" calcext:value-type="percentage">
            <text:p>1.90%</text:p>
          </table:table-cell>
          <table:table-cell table:style-name="ce13" table:formula="of:=([.D27]-[.$D$9])/[.$D$9]" office:value-type="percentage" office:value="0.284773498303736" calcext:value-type="percentage">
            <text:p>28.48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0.538708333333335" calcext:value-type="float">
            <text:p>0.54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279092692345" calcext:value-type="float">
            <text:p>0.53</text:p>
          </table:table-cell>
          <table:table-cell office:value-type="float" office:value="0.54950739743217" calcext:value-type="float">
            <text:p>0.55</text:p>
          </table:table-cell>
          <table:table-cell office:value-type="string" calcext:value-type="string">
            <text:p><text:s text:c="36"/>Z bcd fg ijklmnopqrst</text:p>
          </table:table-cell>
          <table:table-cell table:style-name="ce13" table:formula="of:=([.D28]-[.D26])/[.D26]" office:value-type="percentage" office:value="0.023187717632136" calcext:value-type="percentage">
            <text:p>2.32%</text:p>
          </table:table-cell>
          <table:table-cell table:style-name="ce7" table:formula="of:=([.D28]-[.$D$10])/[.$D$10]" office:value-type="percentage" office:value="0.243053552543014" calcext:value-type="percentage">
            <text:p>24.31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1</text:p>
          </table:table-cell>
          <table:table-cell office:value-type="float" office:value="0.511533333333296" calcext:value-type="float">
            <text:p>0.51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3924" calcext:value-type="float">
            <text:p>790.37</text:p>
          </table:table-cell>
          <table:table-cell office:value-type="float" office:value="0.497873477673107" calcext:value-type="float">
            <text:p>0.50</text:p>
          </table:table-cell>
          <table:table-cell office:value-type="float" office:value="0.525193188993485" calcext:value-type="float">
            <text:p>0.53</text:p>
          </table:table-cell>
          <table:table-cell office:value-type="string" calcext:value-type="string">
            <text:p><text:s text:c="22"/>LMNOPQRSTUVWXYZabcdefghij <text:s text:c="9"/></text:p>
          </table:table-cell>
          <table:table-cell/>
          <table:table-cell table:style-name="ce20" table:formula="of:=([.D29]-[.$D$2])/[.$D$2]" office:value-type="percentage" office:value="0.0670282297316247" calcext:value-type="percentage">
            <text:p>6.70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1</text:p>
          </table:table-cell>
          <table:table-cell office:value-type="float" office:value="0.529666666666677" calcext:value-type="float">
            <text:p>0.53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6006811006488" calcext:value-type="float">
            <text:p>0.52</text:p>
          </table:table-cell>
          <table:table-cell office:value-type="float" office:value="0.543326522326866" calcext:value-type="float">
            <text:p>0.54</text:p>
          </table:table-cell>
          <table:table-cell office:value-type="string" calcext:value-type="string">
            <text:p><text:s text:c="29"/>STUVWXYZabcdefghijklmno q s </text:p>
          </table:table-cell>
          <table:table-cell/>
          <table:table-cell table:style-name="ce13" table:formula="of:=([.D30]-[.$D$3])/[.$D$3]" office:value-type="percentage" office:value="0.173386501255273" calcext:value-type="percentage">
            <text:p>17.34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1</text:p>
          </table:table-cell>
          <table:table-cell office:value-type="float" office:value="0.554571428571435" calcext:value-type="float">
            <text:p>0.55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40432134666409" calcext:value-type="float">
            <text:p>0.54</text:p>
          </table:table-cell>
          <table:table-cell office:value-type="float" office:value="0.568710722476461" calcext:value-type="float">
            <text:p>0.57</text:p>
          </table:table-cell>
          <table:table-cell office:value-type="string" calcext:value-type="string">
            <text:p><text:s text:c="47"/>klmnopqrst</text:p>
          </table:table-cell>
          <table:table-cell/>
          <table:table-cell table:style-name="ce13" table:formula="of:=([.D31]-[.$D$4])/[.$D$4]" office:value-type="percentage" office:value="0.184620079340822" calcext:value-type="percentage">
            <text:p>18.46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3</text:p>
          </table:table-cell>
          <table:table-cell office:value-type="float" office:value="0.525200000000005" calcext:value-type="float">
            <text:p>0.53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1540144339816" calcext:value-type="float">
            <text:p>0.51</text:p>
          </table:table-cell>
          <table:table-cell office:value-type="float" office:value="0.538859855660194" calcext:value-type="float">
            <text:p>0.54</text:p>
          </table:table-cell>
          <table:table-cell office:value-type="string" calcext:value-type="string">
            <text:p><text:s text:c="28"/>RSTUVWXYZabcdefghijklmnop <text:s text:c="3"/></text:p>
          </table:table-cell>
          <table:table-cell/>
          <table:table-cell table:style-name="ce13" table:formula="of:=([.D32]-[.$D$5])/[.$D$5]" office:value-type="percentage" office:value="0.0487220447283838" calcext:value-type="percentage">
            <text:p>4.87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3</text:p>
          </table:table-cell>
          <table:table-cell office:value-type="float" office:value="0.50125" calcext:value-type="float">
            <text:p>0.50</text:p>
          </table:table-cell>
          <table:table-cell office:value-type="float" office:value="0.00673779958977771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8023901629122" calcext:value-type="float">
            <text:p>0.49</text:p>
          </table:table-cell>
          <table:table-cell office:value-type="float" office:value="0.514476098370877" calcext:value-type="float">
            <text:p>0.51</text:p>
          </table:table-cell>
          <table:table-cell office:value-type="string" calcext:value-type="string">
            <text:p><text:s text:c="18"/>H JKLMNOPQRSTUVWX <text:s text:c="21"/></text:p>
          </table:table-cell>
          <table:table-cell/>
          <table:table-cell table:style-name="ce13" table:formula="of:=([.D33]-[.$D$6])/[.$D$6]" office:value-type="percentage" office:value="0.0721925133689887" calcext:value-type="percentage">
            <text:p>7.22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3</text:p>
          </table:table-cell>
          <table:table-cell office:value-type="float" office:value="0.537600000000001" calcext:value-type="float">
            <text:p>0.54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23940144339812" calcext:value-type="float">
            <text:p>0.52</text:p>
          </table:table-cell>
          <table:table-cell office:value-type="float" office:value="0.55125985566019" calcext:value-type="float">
            <text:p>0.55</text:p>
          </table:table-cell>
          <table:table-cell office:value-type="string" calcext:value-type="string">
            <text:p><text:s text:c="32"/>VWXYZabcdefghijklmnopqrst</text:p>
          </table:table-cell>
          <table:table-cell/>
          <table:table-cell table:style-name="ce13" table:formula="of:=([.D34]-[.$D$7])/[.$D$7]" office:value-type="percentage" office:value="0.0904665314401666" calcext:value-type="percentage">
            <text:p>9.05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53875000000015" calcext:value-type="float">
            <text:p>0.45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4307593590118" calcext:value-type="float">
            <text:p>0.44</text:p>
          </table:table-cell>
          <table:table-cell office:value-type="float" office:value="0.464674064098851" calcext:value-type="float">
            <text:p>0.46</text:p>
          </table:table-cell>
          <table:table-cell office:value-type="float" office:value="234567890" calcext:value-type="float">
            <text:p>234567890</text:p>
          </table:table-cell>
          <table:table-cell table:style-name="ce14" office:value-type="string" calcext:value-type="string">
            <text:p>NA</text:p>
          </table:table-cell>
          <table:table-cell table:style-name="ce13" table:formula="of:=([.D35]-[.$D$8])/[.$D$8]" office:value-type="percentage" office:value="0.0360471751949138" calcext:value-type="percentage">
            <text:p>3.60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93333333333333" calcext:value-type="float">
            <text:p>0.49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82534269234498" calcext:value-type="float">
            <text:p>0.48</text:p>
          </table:table-cell>
          <table:table-cell office:value-type="float" office:value="0.504132397432168" calcext:value-type="float">
            <text:p>0.50</text:p>
          </table:table-cell>
          <table:table-cell office:value-type="string" calcext:value-type="string">
            <text:p><text:s text:c="15"/>EFGHIJKLMNOPQR T <text:s text:c="25"/></text:p>
          </table:table-cell>
          <table:table-cell table:style-name="ce6" table:formula="of:=([.D36]-[.D35])/[.D35]" office:value-type="percentage" office:value="0.0869365647663271" calcext:value-type="percentage">
            <text:p>8.69%</text:p>
          </table:table-cell>
          <table:table-cell table:style-name="ce13" table:formula="of:=([.D36]-[.$D$9])/[.$D$9]" office:value-type="percentage" office:value="0.181400917980446" calcext:value-type="percentage">
            <text:p>18.14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</text:p>
          </table:table-cell>
          <table:table-cell office:value-type="float" office:value="0.496833333333335" calcext:value-type="float">
            <text:p>0.50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60342692345" calcext:value-type="float">
            <text:p>0.49</text:p>
          </table:table-cell>
          <table:table-cell office:value-type="float" office:value="0.50763239743217" calcext:value-type="float">
            <text:p>0.51</text:p>
          </table:table-cell>
          <table:table-cell office:value-type="string" calcext:value-type="string">
            <text:p><text:s text:c="17"/>GHIJKLMNOPQRST <text:s text:c="25"/></text:p>
          </table:table-cell>
          <table:table-cell table:style-name="ce6" table:formula="of:=([.D37]-[.D35])/[.D35]" office:value-type="percentage" office:value="0.0946479390433899" calcext:value-type="percentage">
            <text:p>9.46%</text:p>
          </table:table-cell>
          <table:table-cell table:style-name="ce7" table:formula="of:=([.D37]-[.$D$10])/[.$D$10]" office:value-type="percentage" office:value="0.146428228054985" calcext:value-type="percentage">
            <text:p>14.64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1</text:p>
          </table:table-cell>
          <table:table-cell office:value-type="float" office:value="0.554466666666637" calcext:value-type="float">
            <text:p>0.55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397" calcext:value-type="float">
            <text:p>790.37</text:p>
          </table:table-cell>
          <table:table-cell office:value-type="float" office:value="0.540806811006448" calcext:value-type="float">
            <text:p>0.54</text:p>
          </table:table-cell>
          <table:table-cell office:value-type="float" office:value="0.568126522326826" calcext:value-type="float">
            <text:p>0.57</text:p>
          </table:table-cell>
          <table:table-cell office:value-type="string" calcext:value-type="string">
            <text:p><text:s text:c="49"/>mnopqrst</text:p>
          </table:table-cell>
          <table:table-cell/>
          <table:table-cell table:style-name="ce20" table:formula="of:=([.D38]-[.$D$2])/[.$D$2]" office:value-type="percentage" office:value="0.156584619663508" calcext:value-type="percentage">
            <text:p>15.66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1</text:p>
          </table:table-cell>
          <table:table-cell office:value-type="float" office:value="0.56400000000001" calcext:value-type="float">
            <text:p>0.56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0340144339821" calcext:value-type="float">
            <text:p>0.55</text:p>
          </table:table-cell>
          <table:table-cell office:value-type="float" office:value="0.577659855660199" calcext:value-type="float">
            <text:p>0.58</text:p>
          </table:table-cell>
          <table:table-cell office:value-type="string" calcext:value-type="string">
            <text:p><text:s text:c="50"/>nopqrst</text:p>
          </table:table-cell>
          <table:table-cell/>
          <table:table-cell table:style-name="ce13" table:formula="of:=([.D39]-[.$D$3])/[.$D$3]" office:value-type="percentage" office:value="0.249446167478866" calcext:value-type="percentage">
            <text:p>24.94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1</text:p>
          </table:table-cell>
          <table:table-cell office:value-type="float" office:value="0.564785714285721" calcext:value-type="float">
            <text:p>0.56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50646420380695" calcext:value-type="float">
            <text:p>0.55</text:p>
          </table:table-cell>
          <table:table-cell office:value-type="float" office:value="0.578925008190747" calcext:value-type="float">
            <text:p>0.58</text:p>
          </table:table-cell>
          <table:table-cell office:value-type="string" calcext:value-type="string">
            <text:p><text:s text:c="50"/>nopqrst</text:p>
          </table:table-cell>
          <table:table-cell/>
          <table:table-cell table:style-name="ce13" table:formula="of:=([.D40]-[.$D$4])/[.$D$4]" office:value-type="percentage" office:value="0.206438815990196" calcext:value-type="percentage">
            <text:p>20.64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float" office:value="0.565933333333338" calcext:value-type="float">
            <text:p>0.57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2273477673149" calcext:value-type="float">
            <text:p>0.55</text:p>
          </table:table-cell>
          <table:table-cell office:value-type="float" office:value="0.579593188993527" calcext:value-type="float">
            <text:p>0.58</text:p>
          </table:table-cell>
          <table:table-cell office:value-type="string" calcext:value-type="string">
            <text:p><text:s text:c="55"/>st</text:p>
          </table:table-cell>
          <table:table-cell/>
          <table:table-cell table:style-name="ce13" table:formula="of:=([.D41]-[.$D$5])/[.$D$5]" office:value-type="percentage" office:value="0.130058572949891" calcext:value-type="percentage">
            <text:p>13.01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float" office:value="0.557125" calcext:value-type="float">
            <text:p>0.56</text:p>
          </table:table-cell>
          <table:table-cell office:value-type="float" office:value="0.00673779958977772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43898901629123" calcext:value-type="float">
            <text:p>0.54</text:p>
          </table:table-cell>
          <table:table-cell office:value-type="float" office:value="0.570351098370877" calcext:value-type="float">
            <text:p>0.57</text:p>
          </table:table-cell>
          <table:table-cell office:value-type="string" calcext:value-type="string">
            <text:p><text:s text:c="48"/>lmnopqrst</text:p>
          </table:table-cell>
          <table:table-cell/>
          <table:table-cell table:style-name="ce13" table:formula="of:=([.D42]-[.$D$6])/[.$D$6]" office:value-type="percentage" office:value="0.191711229946529" calcext:value-type="percentage">
            <text:p>19.17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3</text:p>
          </table:table-cell>
          <table:table-cell office:value-type="float" office:value="0.567466666666667" calcext:value-type="float">
            <text:p>0.57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53806811006478" calcext:value-type="float">
            <text:p>0.55</text:p>
          </table:table-cell>
          <table:table-cell office:value-type="float" office:value="0.581126522326856" calcext:value-type="float">
            <text:p>0.58</text:p>
          </table:table-cell>
          <table:table-cell office:value-type="string" calcext:value-type="string">
            <text:p><text:s text:c="53"/>qrst</text:p>
          </table:table-cell>
          <table:table-cell/>
          <table:table-cell table:style-name="ce13" table:formula="of:=([.D43]-[.$D$7])/[.$D$7]" office:value-type="percentage" office:value="0.151048005409063" calcext:value-type="percentage">
            <text:p>15.10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493625000000015" calcext:value-type="float">
            <text:p>0.49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282593590118" calcext:value-type="float">
            <text:p>0.48</text:p>
          </table:table-cell>
          <table:table-cell office:value-type="float" office:value="0.50442406409885" calcext:value-type="float">
            <text:p>0.50</text:p>
          </table:table-cell>
          <table:table-cell office:value-type="string" calcext:value-type="string">
            <text:p><text:s text:c="16"/>F <text:s/>IJKLMNOPQR T <text:s text:c="25"/></text:p>
          </table:table-cell>
          <table:table-cell table:style-name="ce14" office:value-type="string" calcext:value-type="string">
            <text:p>NA</text:p>
          </table:table-cell>
          <table:table-cell table:style-name="ce13" table:formula="of:=([.D44]-[.$D$8])/[.$D$8]" office:value-type="percentage" office:value="0.126783336503636" calcext:value-type="percentage">
            <text:p>12.68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539125" calcext:value-type="float">
            <text:p>0.54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28325935901165" calcext:value-type="float">
            <text:p>0.53</text:p>
          </table:table-cell>
          <table:table-cell office:value-type="float" office:value="0.549924064098835" calcext:value-type="float">
            <text:p>0.55</text:p>
          </table:table-cell>
          <table:table-cell office:value-type="string" calcext:value-type="string">
            <text:p><text:s text:c="35"/>YZabcdefghijklmnopqrst</text:p>
          </table:table-cell>
          <table:table-cell table:style-name="ce6" table:formula="of:=([.D45]-[.D44])/[.D44]" office:value-type="percentage" office:value="0.0921752342364823" calcext:value-type="percentage">
            <text:p>9.22%</text:p>
          </table:table-cell>
          <table:table-cell table:style-name="ce13" table:formula="of:=([.D45]-[.$D$9])/[.$D$9]" office:value-type="percentage" office:value="0.291059668728801" calcext:value-type="percentage">
            <text:p>29.11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</text:p>
          </table:table-cell>
          <table:table-cell office:value-type="float" office:value="0.527958333333335" calcext:value-type="float">
            <text:p>0.53</text:p>
          </table:table-cell>
          <table:table-cell office:value-type="float" office:value="0.00550139032802973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71592692345" calcext:value-type="float">
            <text:p>0.52</text:p>
          </table:table-cell>
          <table:table-cell office:value-type="float" office:value="0.53875739743217" calcext:value-type="float">
            <text:p>0.54</text:p>
          </table:table-cell>
          <table:table-cell office:value-type="string" calcext:value-type="string">
            <text:p><text:s text:c="31"/>UVWXYZabcdefghijklmn <text:s text:c="5"/></text:p>
          </table:table-cell>
          <table:table-cell table:style-name="ce6" table:formula="of:=([.D46]-[.D44])/[.D44]" office:value-type="percentage" office:value="0.0695534734531659" calcext:value-type="percentage">
            <text:p>6.96%</text:p>
          </table:table-cell>
          <table:table-cell table:style-name="ce7" table:formula="of:=([.D46]-[.$D$10])/[.$D$10]" office:value-type="percentage" office:value="0.218248245361013" calcext:value-type="percentage">
            <text:p>21.82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1</text:p>
          </table:table-cell>
          <table:table-cell office:value-type="float" office:value="0.50779999999997" calcext:value-type="float">
            <text:p>0.51</text:p>
          </table:table-cell>
          <table:table-cell office:value-type="float" office:value="0.00695876949367793" calcext:value-type="float">
            <text:p>0.01</text:p>
          </table:table-cell>
          <table:table-cell office:value-type="float" office:value="790.367521474016" calcext:value-type="float">
            <text:p>790.37</text:p>
          </table:table-cell>
          <table:table-cell office:value-type="float" office:value="0.494140144339781" calcext:value-type="float">
            <text:p>0.49</text:p>
          </table:table-cell>
          <table:table-cell office:value-type="float" office:value="0.521459855660159" calcext:value-type="float">
            <text:p>0.52</text:p>
          </table:table-cell>
          <table:table-cell office:value-type="string" calcext:value-type="string">
            <text:p><text:s text:c="19"/>IJKLMNOPQRSTUVWXYZabcdefghij <text:s text:c="9"/></text:p>
          </table:table-cell>
          <table:table-cell/>
          <table:table-cell table:style-name="ce20" table:formula="of:=([.D47]-[.$D$2])/[.$D$2]" office:value-type="percentage" office:value="0.0592407175636515" calcext:value-type="percentage">
            <text:p>5.92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1</text:p>
          </table:table-cell>
          <table:table-cell office:value-type="float" office:value="0.499133333333343" calcext:value-type="float">
            <text:p>0.50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5473477673154" calcext:value-type="float">
            <text:p>0.49</text:p>
          </table:table-cell>
          <table:table-cell office:value-type="float" office:value="0.512793188993532" calcext:value-type="float">
            <text:p>0.51</text:p>
          </table:table-cell>
          <table:table-cell office:value-type="string" calcext:value-type="string">
            <text:p><text:s text:c="15"/>EFGHIJKLMNOPQRSTUVW <text:s text:c="22"/></text:p>
          </table:table-cell>
          <table:table-cell/>
          <table:table-cell table:style-name="ce13" table:formula="of:=([.D48]-[.$D$3])/[.$D$3]" office:value-type="percentage" office:value="0.10574508935157" calcext:value-type="percentage">
            <text:p>10.57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1</text:p>
          </table:table-cell>
          <table:table-cell office:value-type="float" office:value="0.503214285714292" calcext:value-type="float">
            <text:p>0.50</text:p>
          </table:table-cell>
          <table:table-cell office:value-type="float" office:value="0.00720301074448408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9074991809266" calcext:value-type="float">
            <text:p>0.49</text:p>
          </table:table-cell>
          <table:table-cell office:value-type="float" office:value="0.517353579619318" calcext:value-type="float">
            <text:p>0.52</text:p>
          </table:table-cell>
          <table:table-cell office:value-type="string" calcext:value-type="string">
            <text:p><text:s text:c="19"/>IJKLMNOPQRSTUVWXYZabcd <text:s text:c="15"/></text:p>
          </table:table-cell>
          <table:table-cell/>
          <table:table-cell table:style-name="ce13" table:formula="of:=([.D49]-[.$D$4])/[.$D$4]" office:value-type="percentage" office:value="0.0749160817820834" calcext:value-type="percentage">
            <text:p>7.49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3</text:p>
          </table:table-cell>
          <table:table-cell office:value-type="float" office:value="0.526333333333339" calcext:value-type="float">
            <text:p>0.53</text:p>
          </table:table-cell>
          <table:table-cell office:value-type="float" office:value="0.00695876949367795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1267347767315" calcext:value-type="float">
            <text:p>0.51</text:p>
          </table:table-cell>
          <table:table-cell office:value-type="float" office:value="0.539993188993528" calcext:value-type="float">
            <text:p>0.54</text:p>
          </table:table-cell>
          <table:table-cell office:value-type="string" calcext:value-type="string">
            <text:p><text:s text:c="28"/>RSTUVWXYZabcdefghijklmnopqr <text:s/></text:p>
          </table:table-cell>
          <table:table-cell/>
          <table:table-cell table:style-name="ce13" table:formula="of:=([.D50]-[.$D$5])/[.$D$5]" office:value-type="percentage" office:value="0.0509850905217824" calcext:value-type="percentage">
            <text:p>5.10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3</text:p>
          </table:table-cell>
          <table:table-cell office:value-type="float" office:value="0.4946875" calcext:value-type="float">
            <text:p>0.49</text:p>
          </table:table-cell>
          <table:table-cell office:value-type="float" office:value="0.00673779958977773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1461401629123" calcext:value-type="float">
            <text:p>0.48</text:p>
          </table:table-cell>
          <table:table-cell office:value-type="float" office:value="0.507913598370877" calcext:value-type="float">
            <text:p>0.51</text:p>
          </table:table-cell>
          <table:table-cell office:value-type="string" calcext:value-type="string">
            <text:p><text:s text:c="14"/>DEFGHIJKLMNOPQRSTU <text:s text:c="24"/></text:p>
          </table:table-cell>
          <table:table-cell/>
          <table:table-cell table:style-name="ce13" table:formula="of:=([.D51]-[.$D$6])/[.$D$6]" office:value-type="percentage" office:value="0.0581550802139082" calcext:value-type="percentage">
            <text:p>5.82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3</text:p>
          </table:table-cell>
          <table:table-cell office:value-type="float" office:value="0.508466666666667" calcext:value-type="float">
            <text:p>0.51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94806811006478" calcext:value-type="float">
            <text:p>0.49</text:p>
          </table:table-cell>
          <table:table-cell office:value-type="float" office:value="0.522126522326856" calcext:value-type="float">
            <text:p>0.52</text:p>
          </table:table-cell>
          <table:table-cell office:value-type="string" calcext:value-type="string">
            <text:p><text:s text:c="19"/>IJKLMNOPQRSTUVWXYZabcdefghij <text:s text:c="9"/></text:p>
          </table:table-cell>
          <table:table-cell/>
          <table:table-cell table:style-name="ce13" table:formula="of:=([.D52]-[.$D$7])/[.$D$7]" office:value-type="percentage" office:value="0.0313725490196106" calcext:value-type="percentage">
            <text:p>3.14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50666666666681" calcext:value-type="float">
            <text:p>0.45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39867602567846" calcext:value-type="float">
            <text:p>0.44</text:p>
          </table:table-cell>
          <table:table-cell office:value-type="float" office:value="0.461465730765516" calcext:value-type="float">
            <text:p>0.46</text:p>
          </table:table-cell>
          <table:table-cell office:value-type="float" office:value="234567890" calcext:value-type="float">
            <text:p>234567890</text:p>
          </table:table-cell>
          <table:table-cell office:value-type="string" calcext:value-type="string">
            <text:p>NA</text:p>
          </table:table-cell>
          <table:table-cell table:style-name="ce13" table:formula="of:=([.D53]-[.$D$8])/[.$D$8]" office:value-type="percentage" office:value="0.02872360661968" calcext:value-type="percentage">
            <text:p>2.87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78416666666666" calcext:value-type="float">
            <text:p>0.48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67617602567831" calcext:value-type="float">
            <text:p>0.47</text:p>
          </table:table-cell>
          <table:table-cell office:value-type="float" office:value="0.489215730765502" calcext:value-type="float">
            <text:p>0.49</text:p>
          </table:table-cell>
          <table:table-cell office:value-type="string" calcext:value-type="string">
            <text:p><text:s text:c="9"/>90ABCDEFGHIJKLMNO <text:s text:c="30"/></text:p>
          </table:table-cell>
          <table:table-cell table:style-name="ce13" table:formula="of:=([.D54]-[.D53])/[.D53]" office:value-type="percentage" office:value="0.061575443786947" calcext:value-type="percentage">
            <text:p>6.16%</text:p>
          </table:table-cell>
          <table:table-cell table:style-name="ce13" table:formula="of:=([.D54]-[.$D$9])/[.$D$9]" office:value-type="percentage" office:value="0.145679505088807" calcext:value-type="percentage">
            <text:p>14.57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</text:p>
          </table:table-cell>
          <table:table-cell office:value-type="float" office:value="0.462250000000002" calcext:value-type="float">
            <text:p>0.46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51450935901167" calcext:value-type="float">
            <text:p>0.45</text:p>
          </table:table-cell>
          <table:table-cell office:value-type="float" office:value="0.473049064098837" calcext:value-type="float">
            <text:p>0.47</text:p>
          </table:table-cell>
          <table:table-cell office:value-type="string" calcext:value-type="string">
            <text:p><text:s text:c="3"/>3 <text:s/>67890ABCDEF <text:s text:c="39"/></text:p>
          </table:table-cell>
          <table:table-cell table:style-name="ce13" table:formula="of:=([.D55]-[.D53])/[.D53]" office:value-type="percentage" office:value="0.0257026627218653" calcext:value-type="percentage">
            <text:p>2.57%</text:p>
          </table:table-cell>
          <table:table-cell table:style-name="ce7" table:formula="of:=([.D55]-[.$D$10])/[.$D$10]" office:value-type="percentage" office:value="0.0666282088260668" calcext:value-type="percentage">
            <text:p>6.66%</text:p>
          </table:table-cell>
          <table:table-cell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C1</text:p>
          </table:table-cell>
          <table:table-cell table:style-name="ce4" office:value-type="float" office:value="0.5133333333333" calcext:value-type="float">
            <text:p>0.51</text:p>
          </table:table-cell>
          <table:table-cell table:style-name="ce4" office:value-type="float" office:value="0.00695876949367794" calcext:value-type="float">
            <text:p>0.01</text:p>
          </table:table-cell>
          <table:table-cell table:style-name="ce4" office:value-type="float" office:value="790.367521474062" calcext:value-type="float">
            <text:p>790.37</text:p>
          </table:table-cell>
          <table:table-cell table:style-name="ce4" office:value-type="float" office:value="0.499673477673111" calcext:value-type="float">
            <text:p>0.50</text:p>
          </table:table-cell>
          <table:table-cell table:style-name="ce4" office:value-type="float" office:value="0.526993188993489" calcext:value-type="float">
            <text:p>0.53</text:p>
          </table:table-cell>
          <table:table-cell table:style-name="ce1" office:value-type="string" calcext:value-type="string">
            <text:p><text:s text:c="24"/>NOPQRSTUVWXYZabcdefghijk <text:s text:c="8"/></text:p>
          </table:table-cell>
          <table:table-cell table:style-name="ce1" office:value-type="string" calcext:value-type="string">
            <text:p>NA</text:p>
          </table:table-cell>
          <table:table-cell table:style-name="ce20" table:formula="of:=([.D56]-[.$D$2])/[.$D$2]" office:value-type="percentage" office:value="0.0707829230983416" calcext:value-type="percentage">
            <text:p>7.08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1</text:p>
          </table:table-cell>
          <table:table-cell office:value-type="float" office:value="0.434600000000012" calcext:value-type="float">
            <text:p>0.43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20940144339823" calcext:value-type="float">
            <text:p>0.42</text:p>
          </table:table-cell>
          <table:table-cell office:value-type="float" office:value="0.448259855660201" calcext:value-type="float">
            <text:p>0.45</text:p>
          </table:table-cell>
          <table:table-cell office:value-type="string" calcext:value-type="string">
            <text:p><text:s/>1234 6 <text:s text:c="49"/></text:p>
          </table:table-cell>
          <table:table-cell table:style-name="ce6" table:formula="of:=([.D57]-[.D56])/[.D56]" office:value-type="percentage" office:value="-0.153376623376545" calcext:value-type="percentage">
            <text:p>-15.34%</text:p>
          </table:table-cell>
          <table:table-cell table:style-name="ce13" table:formula="of:=([.D57]-[.$D$3])/[.$D$3]" office:value-type="percentage" office:value="-0.0372175454143254" calcext:value-type="percentage">
            <text:p>-3.72%</text:p>
          </table:table-cell>
          <table:table-cell/>
        </table:table-row>
        <table:table-row table:style-name="ro2">
          <table:table-cell table:style-name="ce2" office:value-type="string" calcext:value-type="string">
            <text:p>N+P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1</text:p>
          </table:table-cell>
          <table:table-cell table:style-name="ce5" office:value-type="float" office:value="0.495857142857148" calcext:value-type="float">
            <text:p>0.50</text:p>
          </table:table-cell>
          <table:table-cell table:style-name="ce5" office:value-type="float" office:value="0.00720301074448408" calcext:value-type="float">
            <text:p>0.01</text:p>
          </table:table-cell>
          <table:table-cell table:style-name="ce5" office:value-type="float" office:value="790.367521474153" calcext:value-type="float">
            <text:p>790.37</text:p>
          </table:table-cell>
          <table:table-cell table:style-name="ce5" office:value-type="float" office:value="0.481717848952122" calcext:value-type="float">
            <text:p>0.48</text:p>
          </table:table-cell>
          <table:table-cell table:style-name="ce5" office:value-type="float" office:value="0.509996436762175" calcext:value-type="float">
            <text:p>0.51</text:p>
          </table:table-cell>
          <table:table-cell table:style-name="ce2" office:value-type="string" calcext:value-type="string">
            <text:p><text:s text:c="14"/>DEFGHIJKLMNOPQRSTUV <text:s text:c="23"/></text:p>
          </table:table-cell>
          <table:table-cell table:style-name="ce7" table:formula="of:=([.D58]-[.D56])/[.D56]" office:value-type="percentage" office:value="-0.0340445269015969" calcext:value-type="percentage">
            <text:p>-3.40%</text:p>
          </table:table-cell>
          <table:table-cell table:style-name="ce13" table:formula="of:=([.D58]-[.$D$4])/[.$D$4]" office:value-type="percentage" office:value="0.0592004882514134" calcext:value-type="percentage">
            <text:p>5.92%</text:p>
          </table:table-cell>
          <table:table-cell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string" calcext:value-type="string">
            <text:p>C3</text:p>
          </table:table-cell>
          <table:table-cell table:style-name="ce4" office:value-type="float" office:value="0.525533333333338" calcext:value-type="float">
            <text:p>0.53</text:p>
          </table:table-cell>
          <table:table-cell table:style-name="ce4" office:value-type="float" office:value="0.00695876949367795" calcext:value-type="float">
            <text:p>0.01</text:p>
          </table:table-cell>
          <table:table-cell table:style-name="ce4" office:value-type="float" office:value="790.367521474199" calcext:value-type="float">
            <text:p>790.37</text:p>
          </table:table-cell>
          <table:table-cell table:style-name="ce4" office:value-type="float" office:value="0.511873477673149" calcext:value-type="float">
            <text:p>0.51</text:p>
          </table:table-cell>
          <table:table-cell table:style-name="ce4" office:value-type="float" office:value="0.539193188993527" calcext:value-type="float">
            <text:p>0.54</text:p>
          </table:table-cell>
          <table:table-cell table:style-name="ce1" office:value-type="string" calcext:value-type="string">
            <text:p><text:s text:c="28"/>RSTUVWXYZabcdefghijklmnop <text:s text:c="3"/></text:p>
          </table:table-cell>
          <table:table-cell table:style-name="ce1" office:value-type="string" calcext:value-type="string">
            <text:p>NA</text:p>
          </table:table-cell>
          <table:table-cell table:style-name="ce13" table:formula="of:=([.D59]-[.$D$5])/[.$D$5]" office:value-type="percentage" office:value="0.0493876464323236" calcext:value-type="percentage">
            <text:p>4.94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3</text:p>
          </table:table-cell>
          <table:table-cell office:value-type="float" office:value="0.4714375" calcext:value-type="float">
            <text:p>0.47</text:p>
          </table:table-cell>
          <table:table-cell office:value-type="float" office:value="0.00673779958977772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58211401629123" calcext:value-type="float">
            <text:p>0.46</text:p>
          </table:table-cell>
          <table:table-cell office:value-type="float" office:value="0.484663598370877" calcext:value-type="float">
            <text:p>0.48</text:p>
          </table:table-cell>
          <table:table-cell office:value-type="string" calcext:value-type="string">
            <text:p><text:s text:c="6"/>67890ABCDEFGHIJ L <text:s text:c="33"/></text:p>
          </table:table-cell>
          <table:table-cell table:style-name="ce6" table:formula="of:=([.D60]-[.D59])/[.D59]" office:value-type="percentage" office:value="-0.102935113535464" calcext:value-type="percentage">
            <text:p>-10.29%</text:p>
          </table:table-cell>
          <table:table-cell table:style-name="ce13" table:formula="of:=([.D60]-[.$D$6])/[.$D$6]" office:value-type="percentage" office:value="0.00842245989305228" calcext:value-type="percentage">
            <text:p>0.84%</text:p>
          </table:table-cell>
          <table:table-cell/>
        </table:table-row>
        <table:table-row table:style-name="ro2">
          <table:table-cell table:style-name="ce2" office:value-type="string" calcext:value-type="string">
            <text:p>N+P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C3</text:p>
          </table:table-cell>
          <table:table-cell table:style-name="ce5" office:value-type="float" office:value="0.504533333333334" calcext:value-type="float">
            <text:p>0.50</text:p>
          </table:table-cell>
          <table:table-cell table:style-name="ce5" office:value-type="float" office:value="0.00695876949367795" calcext:value-type="float">
            <text:p>0.01</text:p>
          </table:table-cell>
          <table:table-cell table:style-name="ce5" office:value-type="float" office:value="790.367521474199" calcext:value-type="float">
            <text:p>790.37</text:p>
          </table:table-cell>
          <table:table-cell table:style-name="ce5" office:value-type="float" office:value="0.490873477673145" calcext:value-type="float">
            <text:p>0.49</text:p>
          </table:table-cell>
          <table:table-cell table:style-name="ce5" office:value-type="float" office:value="0.518193188993523" calcext:value-type="float">
            <text:p>0.52</text:p>
          </table:table-cell>
          <table:table-cell table:style-name="ce2" office:value-type="string" calcext:value-type="string">
            <text:p><text:s text:c="19"/>IJKLMNOPQRSTUVW YZ b <text:s/>efg <text:s text:c="12"/></text:p>
          </table:table-cell>
          <table:table-cell table:style-name="ce7" table:formula="of:=([.D61]-[.D59])/[.D59]" office:value-type="percentage" office:value="-0.0399594063173991" calcext:value-type="percentage">
            <text:p>-4.00%</text:p>
          </table:table-cell>
          <table:table-cell table:style-name="ce13" table:formula="of:=([.D61]-[.$D$7])/[.$D$7]" office:value-type="percentage" office:value="0.0233941852603145" calcext:value-type="percentage">
            <text:p>2.34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57108034255754" calcext:value-type="float">
            <text:p>0.46</text:p>
          </table:table-cell>
          <table:table-cell office:value-type="float" office:value="0.00559203792269315" calcext:value-type="float">
            <text:p>0.01</text:p>
          </table:table-cell>
          <table:table-cell office:value-type="float" office:value="819.252902643323" calcext:value-type="float">
            <text:p>819.25</text:p>
          </table:table-cell>
          <table:table-cell office:value-type="float" office:value="0.446131625189564" calcext:value-type="float">
            <text:p>0.45</text:p>
          </table:table-cell>
          <table:table-cell office:value-type="float" office:value="0.468084443321944" calcext:value-type="float">
            <text:p>0.47</text:p>
          </table:table-cell>
          <table:table-cell office:value-type="string" calcext:value-type="string">
            <text:p><text:s text:c="2"/>234567890ABC <text:s text:c="42"/></text:p>
          </table:table-cell>
          <table:table-cell office:value-type="string" calcext:value-type="string">
            <text:p>NA</text:p>
          </table:table-cell>
          <table:table-cell table:style-name="ce13" table:formula="of:=([.D62]-[.$D$8])/[.$D$8]" office:value-type="percentage" office:value="0.0434271278425959" calcext:value-type="percentage">
            <text:p>4.34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35875" calcext:value-type="float">
            <text:p>0.44</text:p>
          </table:table-cell>
          <table:table-cell office:value-type="float" office:value="0.00550139032802976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25075935901165" calcext:value-type="float">
            <text:p>0.43</text:p>
          </table:table-cell>
          <table:table-cell office:value-type="float" office:value="0.446674064098835" calcext:value-type="float">
            <text:p>0.45</text:p>
          </table:table-cell>
          <table:table-cell office:value-type="float" office:value="1234567" calcext:value-type="float">
            <text:p>1234567</text:p>
          </table:table-cell>
          <table:table-cell table:style-name="ce13" table:formula="of:=([.D63]-[.D62])/[.D62]" office:value-type="percentage" office:value="-0.0464508008272593" calcext:value-type="percentage">
            <text:p>-4.65%</text:p>
          </table:table-cell>
          <table:table-cell table:style-name="ce13" table:formula="of:=([.D63]-[.$D$9])/[.$D$9]" office:value-type="percentage" office:value="0.0438036320095821" calcext:value-type="percentage">
            <text:p>4.38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</text:p>
          </table:table-cell>
          <table:table-cell office:value-type="float" office:value="0.459569855690824" calcext:value-type="float">
            <text:p>0.46</text:p>
          </table:table-cell>
          <table:table-cell office:value-type="float" office:value="0.00559203431759935" calcext:value-type="float">
            <text:p>0.01</text:p>
          </table:table-cell>
          <table:table-cell office:value-type="float" office:value="819.253692408663" calcext:value-type="float">
            <text:p>819.25</text:p>
          </table:table-cell>
          <table:table-cell office:value-type="float" office:value="0.448593453716597" calcext:value-type="float">
            <text:p>0.45</text:p>
          </table:table-cell>
          <table:table-cell office:value-type="float" office:value="0.470546257665051" calcext:value-type="float">
            <text:p>0.47</text:p>
          </table:table-cell>
          <table:table-cell office:value-type="string" calcext:value-type="string">
            <text:p><text:s text:c="2"/>234567890ABCD <text:s text:c="41"/></text:p>
          </table:table-cell>
          <table:table-cell table:style-name="ce13" table:formula="of:=([.D64]-[.D62])/[.D62]" office:value-type="percentage" office:value="0.00538564464104915" calcext:value-type="percentage">
            <text:p>0.54%</text:p>
          </table:table-cell>
          <table:table-cell table:style-name="ce7" table:formula="of:=([.D64]-[.$D$10])/[.$D$10]" office:value-type="percentage" office:value="0.0604438550696711" calcext:value-type="percentage">
            <text:p>6.04%</text:p>
          </table:table-cell>
          <table:table-cell/>
        </table:table-row>
        <table:table-row table:style-name="ro2">
          <table:table-cell table:style-name="ce1" office:value-type="string" calcext:value-type="string">
            <text:p>A</text:p>
          </table:table-cell>
          <table:table-cell table:style-name="ce1" office:value-type="float" office:value="71" calcext:value-type="float">
            <text:p>71</text:p>
          </table:table-cell>
          <table:table-cell table:style-name="ce1" office:value-type="string" calcext:value-type="string">
            <text:p>C1</text:p>
          </table:table-cell>
          <table:table-cell table:style-name="ce4" office:value-type="float" office:value="0.514399999999969" calcext:value-type="float">
            <text:p>0.51</text:p>
          </table:table-cell>
          <table:table-cell table:style-name="ce4" office:value-type="float" office:value="0.00695876949367793" calcext:value-type="float">
            <text:p>0.01</text:p>
          </table:table-cell>
          <table:table-cell table:style-name="ce4" office:value-type="float" office:value="790.367521474107" calcext:value-type="float">
            <text:p>790.37</text:p>
          </table:table-cell>
          <table:table-cell table:style-name="ce4" office:value-type="float" office:value="0.50074014433978" calcext:value-type="float">
            <text:p>0.50</text:p>
          </table:table-cell>
          <table:table-cell table:style-name="ce4" office:value-type="float" office:value="0.528059855660158" calcext:value-type="float">
            <text:p>0.53</text:p>
          </table:table-cell>
          <table:table-cell table:style-name="ce1" office:value-type="string" calcext:value-type="string">
            <text:p><text:s text:c="25"/>OP RSTUVWXYZabcdefghijk <text:s text:c="8"/></text:p>
          </table:table-cell>
          <table:table-cell table:style-name="ce1" office:value-type="string" calcext:value-type="string">
            <text:p>NA</text:p>
          </table:table-cell>
          <table:table-cell table:style-name="ce20" table:formula="of:=([.D65]-[.$D$2])/[.$D$2]" office:value-type="percentage" office:value="0.0730079265749145" calcext:value-type="percentage">
            <text:p>7.30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1</text:p>
          </table:table-cell>
          <table:table-cell office:value-type="float" office:value="0.450533333333344" calcext:value-type="float">
            <text:p>0.45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36873477673155" calcext:value-type="float">
            <text:p>0.44</text:p>
          </table:table-cell>
          <table:table-cell office:value-type="float" office:value="0.464193188993533" calcext:value-type="float">
            <text:p>0.46</text:p>
          </table:table-cell>
          <table:table-cell office:value-type="string" calcext:value-type="string">
            <text:p><text:s/>1234567890A <text:s text:c="44"/></text:p>
          </table:table-cell>
          <table:table-cell table:style-name="ce6" table:formula="of:=([.D66]-[.D65])/[.D65]" office:value-type="percentage" office:value="-0.124157594608532" calcext:value-type="percentage">
            <text:p>-12.42%</text:p>
          </table:table-cell>
          <table:table-cell table:style-name="ce13" table:formula="of:=([.D66]-[.$D$3])/[.$D$3]" office:value-type="percentage" office:value="-0.00191995273968954" calcext:value-type="percentage">
            <text:p>-0.19%</text:p>
          </table:table-cell>
          <table:table-cell/>
        </table:table-row>
        <table:table-row table:style-name="ro2">
          <table:table-cell table:style-name="ce2" office:value-type="string" calcext:value-type="string">
            <text:p>N+P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1</text:p>
          </table:table-cell>
          <table:table-cell table:style-name="ce5" office:value-type="float" office:value="0.487000000000005" calcext:value-type="float">
            <text:p>0.49</text:p>
          </table:table-cell>
          <table:table-cell table:style-name="ce5" office:value-type="float" office:value="0.00720301074448408" calcext:value-type="float">
            <text:p>0.01</text:p>
          </table:table-cell>
          <table:table-cell table:style-name="ce5" office:value-type="float" office:value="790.367521474199" calcext:value-type="float">
            <text:p>790.37</text:p>
          </table:table-cell>
          <table:table-cell table:style-name="ce5" office:value-type="float" office:value="0.472860706094979" calcext:value-type="float">
            <text:p>0.47</text:p>
          </table:table-cell>
          <table:table-cell table:style-name="ce5" office:value-type="float" office:value="0.501139293905032" calcext:value-type="float">
            <text:p>0.50</text:p>
          </table:table-cell>
          <table:table-cell table:style-name="ce2" office:value-type="string" calcext:value-type="string">
            <text:p><text:s text:c="10"/>0ABCDEFGHIJKLMNOPQR <text:s text:c="27"/></text:p>
          </table:table-cell>
          <table:table-cell table:style-name="ce7" table:formula="of:=([.D67]-[.D65])/[.D65]" office:value-type="percentage" office:value="-0.0532659409019549" calcext:value-type="percentage">
            <text:p>-5.33%</text:p>
          </table:table-cell>
          <table:table-cell table:style-name="ce13" table:formula="of:=([.D67]-[.$D$4])/[.$D$4]" office:value-type="percentage" office:value="0.0402807445834249" calcext:value-type="percentage">
            <text:p>4.03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3</text:p>
          </table:table-cell>
          <table:table-cell office:value-type="float" office:value="0.517800000000005" calcext:value-type="float">
            <text:p>0.52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04140144339816" calcext:value-type="float">
            <text:p>0.50</text:p>
          </table:table-cell>
          <table:table-cell office:value-type="float" office:value="0.531459855660194" calcext:value-type="float">
            <text:p>0.53</text:p>
          </table:table-cell>
          <table:table-cell office:value-type="string" calcext:value-type="string">
            <text:p><text:s text:c="27"/>QRSTUVWXYZabcdefghijklm <text:s text:c="6"/></text:p>
          </table:table-cell>
          <table:table-cell office:value-type="string" calcext:value-type="string">
            <text:p>NA</text:p>
          </table:table-cell>
          <table:table-cell table:style-name="ce13" table:formula="of:=([.D68]-[.$D$5])/[.$D$5]" office:value-type="percentage" office:value="0.0339456869009086" calcext:value-type="percentage">
            <text:p>3.39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3</text:p>
          </table:table-cell>
          <table:table-cell office:value-type="float" office:value="0.4763125" calcext:value-type="float">
            <text:p>0.48</text:p>
          </table:table-cell>
          <table:table-cell office:value-type="float" office:value="0.00673779958977771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63086401629123" calcext:value-type="float">
            <text:p>0.46</text:p>
          </table:table-cell>
          <table:table-cell office:value-type="float" office:value="0.489538598370877" calcext:value-type="float">
            <text:p>0.49</text:p>
          </table:table-cell>
          <table:table-cell office:value-type="string" calcext:value-type="string">
            <text:p><text:s text:c="8"/>890ABCDEFGHIJKLMNOP <text:s text:c="29"/></text:p>
          </table:table-cell>
          <table:table-cell table:style-name="ce6" table:formula="of:=([.D69]-[.D68])/[.D68]" office:value-type="percentage" office:value="-0.0801226342217162" calcext:value-type="percentage">
            <text:p>-8.01%</text:p>
          </table:table-cell>
          <table:table-cell table:style-name="ce13" table:formula="of:=([.D69]-[.$D$6])/[.$D$6]" office:value-type="percentage" office:value="0.0188502673796834" calcext:value-type="percentage">
            <text:p>1.89%</text:p>
          </table:table-cell>
          <table:table-cell/>
        </table:table-row>
        <table:table-row table:style-name="ro2">
          <table:table-cell table:style-name="ce2" office:value-type="string" calcext:value-type="string">
            <text:p>N+P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string" calcext:value-type="string">
            <text:p>C3</text:p>
          </table:table-cell>
          <table:table-cell table:style-name="ce5" office:value-type="float" office:value="0.497133333333334" calcext:value-type="float">
            <text:p>0.50</text:p>
          </table:table-cell>
          <table:table-cell table:style-name="ce5" office:value-type="float" office:value="0.00695876949367793" calcext:value-type="float">
            <text:p>0.01</text:p>
          </table:table-cell>
          <table:table-cell table:style-name="ce5" office:value-type="float" office:value="790.367521474199" calcext:value-type="float">
            <text:p>790.37</text:p>
          </table:table-cell>
          <table:table-cell table:style-name="ce5" office:value-type="float" office:value="0.483473477673145" calcext:value-type="float">
            <text:p>0.48</text:p>
          </table:table-cell>
          <table:table-cell table:style-name="ce5" office:value-type="float" office:value="0.510793188993523" calcext:value-type="float">
            <text:p>0.51</text:p>
          </table:table-cell>
          <table:table-cell table:style-name="ce2" office:value-type="string" calcext:value-type="string">
            <text:p><text:s text:c="14"/>DEFGHIJKLMNOPQRSTU <text:s text:c="24"/></text:p>
          </table:table-cell>
          <table:table-cell table:style-name="ce7" table:formula="of:=([.D70]-[.D68])/[.D68]" office:value-type="percentage" office:value="-0.0399124501094453" calcext:value-type="percentage">
            <text:p>-3.99%</text:p>
          </table:table-cell>
          <table:table-cell table:style-name="ce13" table:formula="of:=([.D70]-[.$D$7])/[.$D$7]" office:value-type="percentage" office:value="0.00838404327248478" calcext:value-type="percentage">
            <text:p>0.84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37239886820764" calcext:value-type="float">
            <text:p>0.44</text:p>
          </table:table-cell>
          <table:table-cell office:value-type="float" office:value="0.00559290505368281" calcext:value-type="float">
            <text:p>0.01</text:p>
          </table:table-cell>
          <table:table-cell office:value-type="float" office:value="819.082266123193" calcext:value-type="float">
            <text:p>819.08</text:p>
          </table:table-cell>
          <table:table-cell office:value-type="float" office:value="0.426261772310818" calcext:value-type="float">
            <text:p>0.43</text:p>
          </table:table-cell>
          <table:table-cell office:value-type="float" office:value="0.448218001330711" calcext:value-type="float">
            <text:p>0.45</text:p>
          </table:table-cell>
          <table:table-cell office:value-type="float" office:value="1234567" calcext:value-type="float">
            <text:p>1234567</text:p>
          </table:table-cell>
          <table:table-cell office:value-type="string" calcext:value-type="string">
            <text:p>NA</text:p>
          </table:table-cell>
          <table:table-cell table:style-name="ce13" table:formula="of:=([.D71]-[.$D$8])/[.$D$8]" office:value-type="percentage" office:value="-0.00192531066222766" calcext:value-type="percentage">
            <text:p>-0.19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55583333333333" calcext:value-type="float">
            <text:p>0.46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44784269234498" calcext:value-type="float">
            <text:p>0.44</text:p>
          </table:table-cell>
          <table:table-cell office:value-type="float" office:value="0.466382397432168" calcext:value-type="float">
            <text:p>0.47</text:p>
          </table:table-cell>
          <table:table-cell office:value-type="string" calcext:value-type="string">
            <text:p><text:s text:c="2"/>234567890AB <text:s text:c="43"/></text:p>
          </table:table-cell>
          <table:table-cell table:style-name="ce13" table:formula="of:=([.D72]-[.D71])/[.D71]" office:value-type="percentage" office:value="0.0419528205579481" calcext:value-type="percentage">
            <text:p>4.20%</text:p>
          </table:table-cell>
          <table:table-cell table:style-name="ce13" table:formula="of:=([.D72]-[.$D$9])/[.$D$9]" office:value-type="percentage" office:value="0.0909998004390369" calcext:value-type="percentage">
            <text:p>9.10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D</text:p>
          </table:table-cell>
          <table:table-cell office:value-type="float" office:value="0.453750000000002" calcext:value-type="float">
            <text:p>0.45</text:p>
          </table:table-cell>
          <table:table-cell office:value-type="float" office:value="0.00550139032802975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42950935901167" calcext:value-type="float">
            <text:p>0.44</text:p>
          </table:table-cell>
          <table:table-cell office:value-type="float" office:value="0.464549064098837" calcext:value-type="float">
            <text:p>0.46</text:p>
          </table:table-cell>
          <table:table-cell office:value-type="float" office:value="234567890" calcext:value-type="float">
            <text:p>234567890</text:p>
          </table:table-cell>
          <table:table-cell table:style-name="ce13" table:formula="of:=([.D73]-[.D71])/[.D71]" office:value-type="percentage" office:value="0.0377598514611407" calcext:value-type="percentage">
            <text:p>3.78%</text:p>
          </table:table-cell>
          <table:table-cell table:style-name="ce7" table:formula="of:=([.D73]-[.$D$10])/[.$D$10]" office:value-type="percentage" office:value="0.0470147101240192" calcext:value-type="percentage">
            <text:p>4.70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516599999999966" calcext:value-type="float">
            <text:p>0.52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502940144339777" calcext:value-type="float">
            <text:p>0.50</text:p>
          </table:table-cell>
          <table:table-cell office:value-type="float" office:value="0.530259855660155" calcext:value-type="float">
            <text:p>0.53</text:p>
          </table:table-cell>
          <table:table-cell office:value-type="string" calcext:value-type="string">
            <text:p><text:s text:c="26"/>P RSTUVWXYZabcdefghijkl <text:s text:c="7"/></text:p>
          </table:table-cell>
          <table:table-cell/>
          <table:table-cell table:style-name="ce20" table:formula="of:=([.D74]-[.$D$2])/[.$D$2]" office:value-type="percentage" office:value="0.0775969962453302" calcext:value-type="percentage">
            <text:p>7.76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470866666666677" calcext:value-type="float">
            <text:p>0.47</text:p>
          </table:table-cell>
          <table:table-cell office:value-type="float" office:value="0.00695876949367796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57206811006488" calcext:value-type="float">
            <text:p>0.46</text:p>
          </table:table-cell>
          <table:table-cell office:value-type="float" office:value="0.484526522326866" calcext:value-type="float">
            <text:p>0.48</text:p>
          </table:table-cell>
          <table:table-cell office:value-type="string" calcext:value-type="string">
            <text:p><text:s text:c="5"/>5 7890ABCDEFGHIJKLM <text:s text:c="32"/></text:p>
          </table:table-cell>
          <table:table-cell/>
          <table:table-cell table:style-name="ce13" table:formula="of:=([.D75]-[.$D$3])/[.$D$3]" office:value-type="percentage" office:value="0.0431250923053507" calcext:value-type="percentage">
            <text:p>4.31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1</text:p>
          </table:table-cell>
          <table:table-cell office:value-type="float" office:value="0.492428571428577" calcext:value-type="float">
            <text:p>0.49</text:p>
          </table:table-cell>
          <table:table-cell office:value-type="float" office:value="0.00720301074448409" calcext:value-type="float">
            <text:p>0.01</text:p>
          </table:table-cell>
          <table:table-cell office:value-type="float" office:value="790.367521474153" calcext:value-type="float">
            <text:p>790.37</text:p>
          </table:table-cell>
          <table:table-cell office:value-type="float" office:value="0.47828927752355" calcext:value-type="float">
            <text:p>0.48</text:p>
          </table:table-cell>
          <table:table-cell office:value-type="float" office:value="0.506567865333603" calcext:value-type="float">
            <text:p>0.51</text:p>
          </table:table-cell>
          <table:table-cell office:value-type="string" calcext:value-type="string">
            <text:p><text:s text:c="11"/>ABCDEFGHIJKLMNOPQRSTU <text:s text:c="24"/></text:p>
          </table:table-cell>
          <table:table-cell/>
          <table:table-cell table:style-name="ce13" table:formula="of:=([.D76]-[.$D$4])/[.$D$4]" office:value-type="percentage" office:value="0.0518767165089673" calcext:value-type="percentage">
            <text:p>5.19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3</text:p>
          </table:table-cell>
          <table:table-cell office:value-type="float" office:value="0.526133333333339" calcext:value-type="float">
            <text:p>0.53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51247347767315" calcext:value-type="float">
            <text:p>0.51</text:p>
          </table:table-cell>
          <table:table-cell office:value-type="float" office:value="0.539793188993528" calcext:value-type="float">
            <text:p>0.54</text:p>
          </table:table-cell>
          <table:table-cell office:value-type="string" calcext:value-type="string">
            <text:p><text:s text:c="28"/>RSTUVWXYZabcdefghijklmnopqr <text:s/></text:p>
          </table:table-cell>
          <table:table-cell/>
          <table:table-cell table:style-name="ce13" table:formula="of:=([.D77]-[.$D$5])/[.$D$5]" office:value-type="percentage" office:value="0.050585729499418" calcext:value-type="percentage">
            <text:p>5.06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3</text:p>
          </table:table-cell>
          <table:table-cell office:value-type="float" office:value="0.4863125" calcext:value-type="float">
            <text:p>0.49</text:p>
          </table:table-cell>
          <table:table-cell office:value-type="float" office:value="0.00673779958977772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73086401629123" calcext:value-type="float">
            <text:p>0.47</text:p>
          </table:table-cell>
          <table:table-cell office:value-type="float" office:value="0.499538598370877" calcext:value-type="float">
            <text:p>0.50</text:p>
          </table:table-cell>
          <table:table-cell office:value-type="string" calcext:value-type="string">
            <text:p><text:s text:c="10"/>0ABCDEFGHIJKLMNOPQR <text:s text:c="27"/></text:p>
          </table:table-cell>
          <table:table-cell/>
          <table:table-cell table:style-name="ce13" table:formula="of:=([.D78]-[.$D$6])/[.$D$6]" office:value-type="percentage" office:value="0.0402406417112343" calcext:value-type="percentage">
            <text:p>4.02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3</text:p>
          </table:table-cell>
          <table:table-cell office:value-type="float" office:value="0.494533333333334" calcext:value-type="float">
            <text:p>0.49</text:p>
          </table:table-cell>
          <table:table-cell office:value-type="float" office:value="0.0069587694936779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80873477673145" calcext:value-type="float">
            <text:p>0.48</text:p>
          </table:table-cell>
          <table:table-cell office:value-type="float" office:value="0.508193188993523" calcext:value-type="float">
            <text:p>0.51</text:p>
          </table:table-cell>
          <table:table-cell office:value-type="string" calcext:value-type="string">
            <text:p><text:s text:c="13"/>CDEFGHIJKLMNOPQRSTU <text:s text:c="24"/></text:p>
          </table:table-cell>
          <table:table-cell/>
          <table:table-cell table:style-name="ce13" table:formula="of:=([.D79]-[.$D$7])/[.$D$7]" office:value-type="percentage" office:value="0.00311020960108519" calcext:value-type="percentage">
            <text:p>0.31%</text:p>
          </table:table-cell>
          <table:table-cell/>
        </table:table-row>
        <table:table-row table:style-name="ro2">
          <table:table-cell office:value-type="string" calcext:value-type="string">
            <text:p>A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32239886820764" calcext:value-type="float">
            <text:p>0.43</text:p>
          </table:table-cell>
          <table:table-cell office:value-type="float" office:value="0.00559290505368281" calcext:value-type="float">
            <text:p>0.01</text:p>
          </table:table-cell>
          <table:table-cell office:value-type="float" office:value="819.082266123193" calcext:value-type="float">
            <text:p>819.08</text:p>
          </table:table-cell>
          <table:table-cell office:value-type="float" office:value="0.421261772310818" calcext:value-type="float">
            <text:p>0.42</text:p>
          </table:table-cell>
          <table:table-cell office:value-type="float" office:value="0.443218001330711" calcext:value-type="float">
            <text:p>0.4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A</text:p>
          </table:table-cell>
          <table:table-cell table:style-name="ce13" table:formula="of:=([.D80]-[.$D$8])/[.$D$8]" office:value-type="percentage" office:value="-0.0133386642859664" calcext:value-type="percentage">
            <text:p>-1.33%</text:p>
          </table:table-cell>
          <table:table-cell/>
        </table:table-row>
        <table:table-row table:style-name="ro2">
          <table:table-cell office:value-type="string" calcext:value-type="string">
            <text:p>N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40958333333333" calcext:value-type="float">
            <text:p>0.44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30159269234498" calcext:value-type="float">
            <text:p>0.43</text:p>
          </table:table-cell>
          <table:table-cell office:value-type="float" office:value="0.451757397432168" calcext:value-type="float">
            <text:p>0.45</text:p>
          </table:table-cell>
          <table:table-cell office:value-type="float" office:value="12345678" calcext:value-type="float">
            <text:p>12345678</text:p>
          </table:table-cell>
          <table:table-cell table:style-name="ce13" table:formula="of:=([.D81]-[.D80])/[.D80]" office:value-type="percentage" office:value="0.0201703886624055" calcext:value-type="percentage">
            <text:p>2.02%</text:p>
          </table:table-cell>
          <table:table-cell table:style-name="ce13" table:formula="of:=([.D81]-[.$D$9])/[.$D$9]" office:value-type="percentage" office:value="0.055976850927961" calcext:value-type="percentage">
            <text:p>5.60%</text:p>
          </table:table-cell>
          <table:table-cell/>
        </table:table-row>
        <table:table-row table:style-name="ro2">
          <table:table-cell office:value-type="string" calcext:value-type="string">
            <text:p>N+P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D</text:p>
          </table:table-cell>
          <table:table-cell office:value-type="float" office:value="0.447291666666668" calcext:value-type="float">
            <text:p>0.45</text:p>
          </table:table-cell>
          <table:table-cell office:value-type="float" office:value="0.00550139032802974" calcext:value-type="float">
            <text:p>0.01</text:p>
          </table:table-cell>
          <table:table-cell office:value-type="float" office:value="790.367521474199" calcext:value-type="float">
            <text:p>790.37</text:p>
          </table:table-cell>
          <table:table-cell office:value-type="float" office:value="0.436492602567833" calcext:value-type="float">
            <text:p>0.44</text:p>
          </table:table-cell>
          <table:table-cell office:value-type="float" office:value="0.458090730765503" calcext:value-type="float">
            <text:p>0.46</text:p>
          </table:table-cell>
          <table:table-cell office:value-type="float" office:value="123456789" calcext:value-type="float">
            <text:p>123456789</text:p>
          </table:table-cell>
          <table:table-cell table:style-name="ce13" table:formula="of:=([.D82]-[.D80])/[.D80]" office:value-type="percentage" office:value="0.034822746129733" calcext:value-type="percentage">
            <text:p>3.48%</text:p>
          </table:table-cell>
          <table:table-cell table:style-name="ce7" table:formula="of:=([.D82]-[.$D$10])/[.$D$10]" office:value-type="percentage" office:value="0.0321122968945206" calcext:value-type="percentage">
            <text:p>3.21%</text:p>
          </table:table-cell>
          <table:table-cell/>
        </table:table-row>
        <table:table-row table:style-name="ro2" table:number-rows-repeated="1048493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  <table:database-ranges>
        <table:database-range table:name="__Anonymous_Sheet_DB__0" table:target-range-address="Multicomp_SsidYIIC.C1:Multicomp_SsidYIIC.C82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4">00/00/0000</text:date>, <text:time style:data-style-name="N2" text:time-value="11:02:09.1957523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04T15:47:46.434790600</dc:date>
    <meta:editing-duration>PT5H7M19S</meta:editing-duration>
    <meta:editing-cycles>9</meta:editing-cycles>
    <meta:generator>LibreOffice/6.0.7.3$Linux_X86_64 LibreOffice_project/00m0$Build-3</meta:generator>
    <meta:document-statistic meta:table-count="1" meta:cell-count="852" meta:object-count="0"/>
  </office:meta>
</office:document-meta>
</file>